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986d" officeooo:paragraph-rsid="000d986d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d986d" officeooo:paragraph-rsid="000d986d"/>
    </style:style>
    <style:style style:name="P3" style:family="paragraph" style:parent-style-name="Standard">
      <style:text-properties style:font-name="Arial" officeooo:rsid="000d986d" officeooo:paragraph-rsid="000eccc7"/>
    </style:style>
    <style:style style:name="P4" style:family="paragraph" style:parent-style-name="Standard">
      <style:text-properties style:font-name="Arial" fo:font-weight="bold" officeooo:rsid="000d986d" officeooo:paragraph-rsid="000d986d" style:font-weight-asian="bold" style:font-weight-complex="bold"/>
    </style:style>
    <style:style style:name="P5" style:family="paragraph" style:parent-style-name="Standard">
      <style:text-properties style:font-name="Arial" officeooo:paragraph-rsid="000d986d"/>
    </style:style>
    <style:style style:name="T1" style:family="text">
      <style:text-properties officeooo:rsid="000d986d"/>
    </style:style>
    <style:style style:name="T2" style:family="text">
      <style:text-properties officeooo:rsid="000ec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<text:tab/><text:tab/><text:tab/><text:tab/><text:tab/><text:span text:style-name="T2">June 23, 2019</text:span></text:p>
      <text:p text:style-name="P4">Dr. Enrico Ronchi</text:p>
      <text:p text:style-name="P4">Assosiate Editor</text:p>
      <text:p text:style-name="P4">Safety Science</text:p>
      <text:p text:style-name="P1"/>
      <text:p text:style-name="P1">Dear Dr. Ronchi,</text:p>
      <text:p text:style-name="P1"/>
      <text:p text:style-name="P2">Please find enclosed the revised version of our paper entitled: “A re-examination of the role of friction in the original Social Force Model”.</text:p>
      <text:p text:style-name="P2"/>
      <text:p text:style-name="P2">We have addressed all the comments and suggestions of the referees and modified the manuscript accordingly. In the attached document we have answered each of the points raised by the referees.</text:p>
      <text:p text:style-name="P2"/>
      <text:p text:style-name="P2">We thank the referees and the editor for their valuable criticism, which have undoubtedly improved substantially the quality of the manuscript. </text:p>
      <text:p text:style-name="P2"/>
      <text:p text:style-name="P2">Sincerely,</text:p>
      <text:p text:style-name="P2"/>
      <text:p text:style-name="P5"><text:span text:style-name="T1">Ignacio M. Sticco,</text:span> Guillermo A. Frank, Fernando E. Cornes and Claudio O. Dorso</text:p>
      <text:p text:style-name="P5"/>
      <text:p text:style-name="P5"/>
      <text:p text:style-name="P5">Departamento de Física - Facultad de Ciencias Exactas y Naturales</text:p>
      <text:p text:style-name="P5">Universidad de Buenos Aires</text:p>
      <text:p text:style-name="P5">Pabellón I, Ciudad Universitaria</text:p>
      <text:p text:style-name="P2">1428, Buenos Aires, Argent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9:45:13.535776727</meta:creation-date>
    <dc:date>2019-06-23T09:58:55.347674473</dc:date>
    <meta:editing-duration>PT1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24" meta:character-count="806" meta:non-whitespace-character-count="684"/>
  </office:meta>
</office:document-meta>
</file>